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ae9f7" officeooo:paragraph-rsid="001ae9f7"/>
    </style:style>
    <style:style style:name="P2" style:family="paragraph" style:parent-style-name="Standard">
      <style:paragraph-properties fo:text-align="start" style:justify-single-word="false"/>
      <style:text-properties officeooo:rsid="001ae9f7" officeooo:paragraph-rsid="001ae9f7"/>
    </style:style>
    <style:style style:name="P3" style:family="paragraph" style:parent-style-name="Standard">
      <style:paragraph-properties fo:text-align="start" style:justify-single-word="false"/>
      <style:text-properties fo:color="#c9211e" loext:opacity="100%" officeooo:rsid="001ae9f7" officeooo:paragraph-rsid="001ae9f7"/>
    </style:style>
    <style:style style:name="P4" style:family="paragraph" style:parent-style-name="Standard">
      <style:paragraph-properties fo:text-align="start" style:justify-single-word="false"/>
      <style:text-properties fo:color="#c9211e" loext:opacity="100%" officeooo:rsid="001bdcee" officeooo:paragraph-rsid="001bdcee"/>
    </style:style>
    <style:style style:name="T1" style:family="text">
      <style:text-properties fo:color="#000000" loext: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sercizi Brugnano</text:p>
      <text:p text:style-name="P2"/>
      <text:p text:style-name="P3">Esercizio: <text:span text:style-name="T1">data la matrice A, riscritta con gli elementi significativi dei fattori L ed U, come sopra illustrato, costruire una function che, avendo in ingresso, insieme al vettore b dei termini noti, calcoli la soluzione del sistema lineare, risolvendo per i due fattori triangolari.</text:span></text:p>
      <text:p text:style-name="P3"><text:span text:style-name="T1"/></text:p>
      <text:p text:style-name="P4"><text:span text:style-name="T1">Test Script → % Contenuto di test_solveLU.m<text:line-break/><text:line-break/>% Definizione di una matrice A e un vettore b<text:line-break/>A = [4, -2, 1; -2, 4, -2; 1, -2, 3]; % Definizione della matrice A<text:line-break/>b = [11; -16; 5]; % Definizione del vettore b<text:line-break/><text:line-break/>% Chiamata della funzione solveLU con la matrice A e il vettore b<text:line-break/>x = solveLU(A, b);<text:line-break/><text:line-break/>% Mostra i risultati<text:line-break/>disp('Matrice A:');<text:line-break/>disp(A);<text:line-break/><text:line-break/>disp('Vettore b:');<text:line-break/>disp(b);<text:line-break/><text:line-break/>disp('Soluzione x:');<text:line-break/>disp(x);<text:line-break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05T17:41:07.418000000</meta:creation-date>
    <dc:date>2023-12-05T18:39:29.900000000</dc:date>
    <meta:editing-duration>PT58M22S</meta:editing-duration>
    <meta:editing-cycles>2</meta:editing-cycles>
    <meta:generator>LibreOffice/7.6.3.2$Windows_X86_64 LibreOffice_project/29d686fea9f6705b262d369fede658f824154cc0</meta:generator>
    <meta:document-statistic meta:table-count="0" meta:image-count="0" meta:object-count="0" meta:page-count="1" meta:paragraph-count="3" meta:word-count="119" meta:character-count="704" meta:non-whitespace-character-count="582"/>
  </office:meta>
</office:document-meta>
</file>